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2.85cm" fo:min-width="5.139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1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fill-color="#dfcce4" draw:textarea-horizontal-align="justify" draw:textarea-vertical-align="middle" draw:auto-grow-height="false" fo:min-height="2.85cm" fo:min-width="1.5cm" draw:shadow="hidden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85cm" fo:min-width="1.5cm" draw:shadow="hidden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2.85cm" fo:min-width="1.5cm" draw:shadow="hidden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-color="#bce4e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-color="#fcd4d1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39cm" svg:height="3.1cm" svg:x="3.861cm" svg:y="3.0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61cm" svg:y1="3.003cm" svg:x2="5.561cm" svg:y2="6.103cm">
          <text:p/>
        </draw:line>
        <draw:line draw:style-name="gr2" draw:text-style-name="P2" draw:layer="layout" svg:x1="3.861cm" svg:y1="4.403cm" svg:x2="5.561cm" svg:y2="4.403cm">
          <text:p/>
        </draw:line>
        <draw:frame draw:style-name="gr3" draw:text-style-name="P3" draw:layer="layout" svg:width="4.2cm" svg:height="0.721cm" svg:x="3.961cm" svg:y="3.303cm">
          <draw:text-box>
            <text:p><text:span text:style-name="T1">next</text:span></text:p>
          </draw:text-box>
        </draw:frame>
        <draw:frame draw:style-name="gr4" draw:text-style-name="P3" draw:layer="layout" svg:width="3.7cm" svg:height="1.3cm" svg:x="3.961cm" svg:y="4.803cm">
          <draw:text-box>
            <text:p><text:span text:style-name="T1">size</text:span></text:p>
          </draw:text-box>
        </draw:frame>
        <draw:custom-shape draw:style-name="gr5" draw:text-style-name="P4" draw:layer="layout" svg:width="2cm" svg:height="3.1cm" svg:x="13.461cm" svg:y="3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3.1cm" svg:x="9.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3.1cm" svg:x="11.5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0.1cm" svg:height="1.9cm" svg:x="5cm" svg:y="7.1cm">
          <draw:text-box>
            <text:p>After 3 allocations (still one free block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8:11:42.638334000</meta:creation-date>
    <dc:date>2017-10-13T10:29:13.309098000</dc:date>
    <meta:editing-duration>PT36M23S</meta:editing-duration>
    <meta:editing-cycles>5</meta:editing-cycles>
    <meta:generator>LibreOffice/5.4.1.2$MacOSX_X86_64 LibreOffice_project/ea7cb86e6eeb2bf3a5af73a8f7777ac570321527</meta:generator>
    <meta:document-statistic meta:object-count="9"/>
  </office:meta>
</office:document-meta>
</file>